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96cf" officeooo:paragraph-rsid="000a96cf"/>
    </style:style>
    <style:style style:name="P2" style:family="paragraph" style:parent-style-name="Standard">
      <style:paragraph-properties fo:text-align="center" style:justify-single-word="false"/>
      <style:text-properties officeooo:rsid="000a96cf" officeooo:paragraph-rsid="000a96cf"/>
    </style:style>
    <style:style style:name="P3" style:family="paragraph" style:parent-style-name="Standard">
      <style:text-properties officeooo:rsid="000a96cf" officeooo:paragraph-rsid="000c422c"/>
    </style:style>
    <style:style style:name="P4" style:family="paragraph" style:parent-style-name="Standard">
      <style:text-properties fo:font-style="italic" officeooo:rsid="000a96cf" officeooo:paragraph-rsid="000a96cf" style:font-style-asian="italic" style:font-style-complex="italic"/>
    </style:style>
    <style:style style:name="P5" style:family="paragraph" style:parent-style-name="Standard">
      <style:text-properties officeooo:rsid="000c422c" officeooo:paragraph-rsid="000c422c"/>
    </style:style>
    <style:style style:name="P6" style:family="paragraph" style:parent-style-name="Standard">
      <style:text-properties officeooo:rsid="000cf15a" officeooo:paragraph-rsid="000cf15a"/>
    </style:style>
    <style:style style:name="P7" style:family="paragraph" style:parent-style-name="Standard">
      <style:text-properties officeooo:rsid="000cf15a" officeooo:paragraph-rsid="000e039e"/>
    </style:style>
    <style:style style:name="P8" style:family="paragraph" style:parent-style-name="Standard">
      <style:text-properties officeooo:rsid="000e039e" officeooo:paragraph-rsid="000e039e"/>
    </style:style>
    <style:style style:name="T1" style:family="text">
      <style:text-properties officeooo:rsid="000c422c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c422c"/>
    </style:style>
    <style:style style:name="T4" style:family="text">
      <style:text-properties style:text-position="sub 58%" officeooo:rsid="000e039e"/>
    </style:style>
    <style:style style:name="T5" style:family="text">
      <style:text-properties officeooo:rsid="000cf15a"/>
    </style:style>
    <style:style style:name="T6" style:family="text">
      <style:text-properties style:font-name="Courier New"/>
    </style:style>
    <style:style style:name="T7" style:family="text">
      <style:text-properties officeooo:rsid="000e039e"/>
    </style:style>
    <style:style style:name="T8" style:family="text">
      <style:text-properties style:text-position="super 58%" officeooo:rsid="000e039e"/>
    </style:style>
    <style:style style:name="T9" style:family="text">
      <style:text-properties style:text-position="0% 100%" officeooo:rsid="000e0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rivative</text:p>
      <text:p text:style-name="P2">by Sven Nilsen, 2020</text:p>
      <text:p text:style-name="P1"/>
      <text:p text:style-name="P4">In this paper I describe the notation for derivative of functions in standard path semantics.</text:p>
      <text:p text:style-name="P1"/>
      <text:p text:style-name="P1">The notation for the derivative in traditional mathemantics has always been messy, because of the intuition e.g. “with respect to some variable `x`” when other variables are held constant.</text:p>
      <text:p text:style-name="P1"/>
      <text:p text:style-name="P5">To make this precise, one can look at the `line` function:</text:p>
      <text:p text:style-name="P1"/>
      <text:p text:style-name="P1"><text:span text:style-name="T6">∵</text:span><text:tab/><text:span text:style-name="T1">line</text:span><text:span text:style-name="T3">A</text:span> := \(a : <text:span text:style-name="T1">A</text:span>, b : <text:span text:style-name="T1">A</text:span>) = \(<text:span text:style-name="T1">x : real</text:span>) = <text:span text:style-name="T1">x * (b – a) + a</text:span></text:p>
      <text:p text:style-name="P1"/>
      <text:p text:style-name="P5">The variables `a` and `b` are captured by the closure, such that they are constants in the function:</text:p>
      <text:p text:style-name="P5"/>
      <text:p text:style-name="P5"><text:span text:style-name="T6">∴</text:span><text:tab/>line<text:span text:style-name="T2">A</text:span>(a, b) : real → A</text:p>
      <text:p text:style-name="P1"/>
      <text:p text:style-name="P5">The derivative <text:span text:style-name="T5">is a higher order function defined as following:</text:span></text:p>
      <text:p text:style-name="P1"/>
      <text:p text:style-name="P1"><text:span text:style-name="T6">∵</text:span><text:tab/><text:span text:style-name="T1">d</text:span><text:span text:style-name="T3">A</text:span><text:span text:style-name="T1">(f : real → A) = \(x : real) = lim h → 0 { (f(x + h) – f(x)) / h }</text:span></text:p>
      <text:p text:style-name="P3"/>
      <text:p text:style-name="P3"><text:span text:style-name="T6">∴</text:span><text:tab/><text:span text:style-name="T1">d</text:span><text:span text:style-name="T3">A</text:span> : <text:span text:style-name="T1">(real → A) → (real → A)</text:span></text:p>
      <text:p text:style-name="P3"/>
      <text:p text:style-name="P6">The `A` is a type and should not be confused with a variable.</text:p>
      <text:p text:style-name="P6"/>
      <text:p text:style-name="P6">For example, in Euler’s notation for the derivative operator:</text:p>
      <text:p text:style-name="P6"/>
      <text:p text:style-name="P6"><text:tab/>D &lt;=&gt; d<text:tab/><text:tab/>One can exchange `D` with `d` when `D` is not annotated</text:p>
      <text:p text:style-name="P6"/>
      <text:p text:style-name="P6">However, when annotating `D` with some variable for clarification, e.g. `D<text:span text:style-name="T2">x</text:span>`:</text:p>
      <text:p text:style-name="P6"/>
      <text:p text:style-name="P6"><text:tab/>D<text:span text:style-name="T2">x</text:span> f &lt;=&gt; d<text:span text:style-name="T2">T</text:span>(f)</text:p>
      <text:p text:style-name="P6"/>
      <text:p text:style-name="P6"><text:tab/>f : real → T</text:p>
      <text:p text:style-name="P6"/>
      <text:p text:style-name="P6">This notation is invariant with respect to the name of the argument.</text:p>
      <text:p text:style-name="P6"/>
      <text:p text:style-name="P6">Also, notice that `d<text:span text:style-name="T2">T</text:span>` is applied to `f`. <text:span text:style-name="T7">If `d</text:span><text:span text:style-name="T4">T</text:span><text:span text:style-name="T7">` was composed with `f`, then `f` would be higher order:</text:span></text:p>
      <text:p text:style-name="P6"/>
      <text:p text:style-name="P6"><text:span text:style-name="T6">∵</text:span><text:tab/>f : U → (real → T)</text:p>
      <text:p text:style-name="P7"><text:span text:style-name="T6">∴</text:span><text:tab/>d<text:span text:style-name="T2">T</text:span> · f : <text:span text:style-name="T7">U → (real → T)</text:span></text:p>
      <text:p text:style-name="P6"/>
      <text:p text:style-name="P8">To find the n-th derivative with respect to `x` of `f(a, b, x)` one can use function currying:</text:p>
      <text:p text:style-name="P6"/>
      <text:p text:style-name="P6"><text:span text:style-name="T6">∴</text:span><text:tab/><text:span text:style-name="T7">d</text:span><text:span text:style-name="T8">n</text:span><text:span text:style-name="T7">/dx</text:span><text:span text:style-name="T8">n</text:span><text:span text:style-name="T7"> f &lt;=&gt; d</text:span><text:span text:style-name="T4">T</text:span><text:span text:style-name="T8">n</text:span><text:span text:style-name="T7">(( \(a, b) = \(x) = f(a, b, x) )(a, b)) &lt;=&gt; d</text:span><text:span text:style-name="T4">T</text:span><text:span text:style-name="T8">n</text:span><text:span text:style-name="T7">(f(a, b))</text:span></text:p>
      <text:p text:style-name="P6"/>
      <text:p text:style-name="P6"><text:span text:style-name="T6">∵</text:span><text:tab/><text:span text:style-name="T7">f : A ⨯ B ⨯ real → T<text:tab/><text:tab/>a : A<text:tab/><text:tab/>b : 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2:27:56.245515000</meta:creation-date>
    <dc:date>2020-04-22T13:16:58.734617000</dc:date>
    <meta:editing-duration>PT57S</meta:editing-duration>
    <meta:editing-cycles>1</meta:editing-cycles>
    <meta:document-statistic meta:table-count="0" meta:image-count="0" meta:object-count="0" meta:page-count="1" meta:paragraph-count="24" meta:word-count="306" meta:character-count="1427" meta:non-whitespace-character-count="1137"/>
    <meta:generator>LibreOffice/5.1.2.2$MacOSX_X86_64 LibreOffice_project/d3bf12ecb743fc0d20e0be0c58ca359301eb705f</meta:generator>
  </office:meta>
</office:document-meta>
</file>